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999999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solid" draw:fill-color="#999999" draw:textarea-horizontal-align="justify" draw:textarea-vertical-align="middle" draw:auto-grow-height="false"/>
    </style:style>
    <style:style style:name="gr3" style:family="graphic" style:parent-style-name="standard">
      <style:graphic-properties svg:stroke-width="0.1cm" svg:stroke-color="#000000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10.769cm"/>
    </style:style>
    <style:style style:name="P1" style:family="paragraph">
      <style:paragraph-properties fo:text-align="center"/>
    </style:style>
    <style:style style:name="P2" style:family="paragraph">
      <style:text-properties style:font-name="Andale Mono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Andale Mono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829cm" svg:height="8.804cm" svg:x="8.512cm" svg:y="2.96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.829cm" svg:height="8.804cm" draw:transform="skewX (-5.52334271629713E-017) rotate (2.0943951023932) translate (2.236cm 21.33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3.829cm" svg:height="8.804cm" draw:transform="skewX (-5.52334271629713E-017) rotate (-2.0943951023932) translate (20.547cm 18.01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g>
          <draw:custom-shape draw:style-name="gr3" draw:text-style-name="P1" draw:layer="layout" svg:width="8.093cm" svg:height="11.612cm" svg:x="6.3cm" svg:y="7.942cm">
            <text:p/>
            <draw:enhanced-geometry svg:viewBox="0 0 21600 21600" draw:glue-points="10800 0 0 10800 10800 21600 21600 10800" draw:text-areas="0 0 21600 ?f11" draw:mirror-horizontal="true" draw:mirror-vertical="true" draw:type="paper" draw:modifiers="17442.2535211268" draw:enhanced-path="M 0 0 L 21600 0 21600 ?f0 ?f0 21600 0 21600 Z N M ?f0 21600 L ?f3 ?f0 C ?f8 ?f9 ?f10 ?f11 21600 ?f0 Z N">
              <draw:equation draw:name="f0" draw:formula="$0 "/>
              <draw:equation draw:name="f1" draw:formula="21600-?f0 "/>
              <draw:equation draw:name="f2" draw:formula="?f1 *8000/10800"/>
              <draw:equation draw:name="f3" draw:formula="21600-?f2 "/>
              <draw:equation draw:name="f4" draw:formula="?f1 /2"/>
              <draw:equation draw:name="f5" draw:formula="?f1 /4"/>
              <draw:equation draw:name="f6" draw:formula="?f1 /7"/>
              <draw:equation draw:name="f7" draw:formula="?f1 /16"/>
              <draw:equation draw:name="f8" draw:formula="?f3 +?f5 "/>
              <draw:equation draw:name="f9" draw:formula="?f0 +?f6 "/>
              <draw:equation draw:name="f10" draw:formula="21600-?f4 "/>
              <draw:equation draw:name="f11" draw:formula="?f0 +?f7 "/>
              <draw:handle draw:handle-position="$0 bottom" draw:handle-range-x-minimum="10800" draw:handle-range-x-maximum="21600"/>
            </draw:enhanced-geometry>
          </draw:custom-shape>
          <draw:frame draw:style-name="gr4" draw:text-style-name="P2" draw:layer="layout" svg:width="8.187cm" svg:height="11.735cm" svg:x="6.364cm" svg:y="7.975cm">
            <draw:text-box>
              <text:p text:style-name="P2"><text:span text:style-name="T1"><text:s text:c="2"/></text:span><text:span text:style-name="T1">ead_1</text:span></text:p>
              <text:p text:style-name="P2"><text:span text:style-name="T1"><text:s text:c="2"/></text:span><text:span text:style-name="T1">GTCGGATAGCT</text:span></text:p>
              <text:p text:style-name="P2"><text:span text:style-name="T1">&gt;read_2</text:span></text:p>
              <text:p text:style-name="P2"><text:span text:style-name="T1">ACGTCGGATAGCT</text:span></text:p>
              <text:p text:style-name="P2"><text:span text:style-name="T1">&gt;read_3</text:span></text:p>
              <text:p text:style-name="P2"><text:span text:style-name="T1">ACGTCGGATAGCT</text:span></text:p>
              <text:p text:style-name="P2"><text:span text:style-name="T1">&gt;read_4</text:span></text:p>
              <text:p text:style-name="P2"><text:span text:style-name="T1">ACGTCGGATAGCT</text:span></text:p>
              <text:p text:style-name="P2"><text:span text:style-name="T1">&gt;read_5</text:span></text:p>
              <text:p text:style-name="P2"><text:span text:style-name="T1">ACGTCGGATAGCT</text:span></text:p>
              <text:p text:style-name="P2"><text:span text:style-name="T1">&gt;read_6</text:span></text:p>
              <text:p text:style-name="P2"><text:span text:style-name="T1">ACGTCGGATAGC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ndale Mono" svg:font-family="'Andale Mono'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8-21T16:22:28.852436423</meta:creation-date>
    <dc:date>2014-08-21T16:29:28.062948735</dc:date>
    <meta:editing-duration>P0D</meta:editing-duration>
    <meta:editing-cycles>1</meta:editing-cycles>
    <meta:document-statistic meta:object-count="6"/>
    <meta:generator>LibreOffice/4.2.5.2$Linux_X86_64 LibreOffice_project/420m0$Build-2</meta:generator>
  </office:meta>
</office:document-meta>
</file>